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7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8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9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est 10</text:p>
          </table:table-cell>
          <table:covered-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999477" calcext:value-type="float">
            <text:p>-99947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72824" calcext:value-type="float">
            <text:p>-972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189" calcext:value-type="float">
            <text:p>271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534" calcext:value-type="float">
            <text:p>27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49" calcext:value-type="float">
            <text:p>27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826" calcext:value-type="float">
            <text:p>278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61" calcext:value-type="float">
            <text:p>2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41" calcext:value-type="float">
            <text:p>27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656" calcext:value-type="float">
            <text:p>27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22" calcext:value-type="float">
            <text:p>279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150" calcext:value-type="float">
            <text:p>281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0:57:52.216397394</meta:creation-date>
    <dc:date>2019-01-28T21:03:25.934980927</dc:date>
    <meta:editing-duration>PT5M34S</meta:editing-duration>
    <meta:editing-cycles>1</meta:editing-cycles>
    <meta:document-statistic meta:table-count="1" meta:cell-count="1530" meta:object-count="0"/>
    <meta:generator>LibreOffice/5.3.6.1$Linux_X86_64 LibreOffice_project/30$Build-1</meta:generator>
  </office:meta>
</office:document-meta>
</file>